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444444" style:font-name="Verdana" fo:font-size="8.25pt" fo:letter-spacing="normal" fo:font-style="normal" style:text-underline-style="none" fo:font-weight="normal" officeooo:rsid="0022913c" officeooo:paragraph-rsid="000b73f9" style:font-size-asian="2pt" style:font-size-complex="2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CCCTGTGAAGCGGATGAGGGCAAAGCTCCCAAGTTTTGAGCCCAGATGTGTTTTGATATAAATGTAATCATTCACCACACTTTCATTAATTTCTAAATATCTCATTAAAGCCAATCCAAAACTCAAAACAATGGCATCTTGACTTGCATCAAAAGCTTCATAATCAGATTCTGTGCAAACACCATCAAATTTCTGATTTATAACCCATTCATTGAGATCGTCAATGTTCTTGCATGAATGTATATAGAAATTTTTGGGTAGAGCTTCATTTAACTTCTTCTCAATGTACCTCATTGTTGGTGCAAATCTGCACAAAACAGCATGATGAAAACACGCCAACGTCTGCCCCGCCTTG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6:00:21.255341618</meta:creation-date>
    <dc:date>2019-03-29T16:00:37.920888396</dc:date>
    <meta:editing-duration>PT17S</meta:editing-duration>
    <meta:editing-cycles>1</meta:editing-cycles>
    <meta:document-statistic meta:table-count="0" meta:image-count="0" meta:object-count="0" meta:page-count="1" meta:paragraph-count="1" meta:word-count="1" meta:character-count="359" meta:non-whitespace-character-count="359"/>
    <meta:generator>LibreOffice/6.1.4.2$Linux_X86_64 LibreOffice_project/10$Build-2</meta:generator>
  </office:meta>
</office:document-meta>
</file>